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ImSoInvalid" style:text-underline-width="auto" style:text-underline-color="font-color"/>
    </style:style>
    <style:style style:name="T2" style:family="text">
      <style:text-properties style:text-underline-style="none"/>
    </style:style>
    <style:style style:name="bug77-test-style" style:family="graphic">
      <style:graphic-properties svg:stroke-opacity="43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invalid <text:span text:style-name="T1">underline</text:span>
				<text:span text:style-name="T2"> attribute.</text:span>
			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opacity="42%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g77" style:family="graphic">
      <style:graphic-properties svg:stroke-opacity="42%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s-Peter Schaal</meta:initial-creator>
    <meta:creation-date>2009-08-14T13:06:43.03</meta:creation-date>
    <meta:document-statistic meta:table-count="0" meta:image-count="0" meta:object-count="0" meta:page-count="1" meta:paragraph-count="1" meta:word-count="6" meta:character-count="39"/>
    <dc:date>2009-08-14T13:07:41.78</dc:date>
    <dc:creator>Hans-Peter Schaal</dc:creator>
    <meta:editing-duration>PT00H01M06S</meta:editing-duration>
    <meta:editing-cycles>1</meta:editing-cycles>
    <meta:generator>StarOffice/9$Win32 OpenOffice.org_project/310m14$Build-9409</meta:generator>
  </office:meta>
</office:document-meta>
</file>